
<file path=META-INF/manifest.xml><?xml version="1.0" encoding="utf-8"?>
<manifest:manifest xmlns:manifest="urn:oasis:names:tc:opendocument:xmlns:manifest:1.0" xmlns:text="http://openoffice.org/2000/text">
  <manifest:file-entry manifest:full-path="/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number="urn:oasis:names:tc:opendocument:xmlns:datastyle:1.0" xmlns:form="urn:oasis:names:tc:opendocument:xmlns:form:1.0" xmlns:math="http://www.w3.org/1998/Math/MathML" xmlns:dr3d="urn:oasis:names:tc:opendocument:xmlns:dr3d:1.0" xmlns:ooow="http://openoffice.org/2004/writer" xmlns:xsi="http://www.w3.org/2001/XMLSchema-instance" xmlns:fo="urn:oasis:names:tc:opendocument:xmlns:xsl-fo-compatible:1.0" xmlns:xlink="http://www.w3.org/1999/xlink" xmlns:office="urn:oasis:names:tc:opendocument:xmlns:office:1.0" xmlns:xsd="http://www.w3.org/2001/XMLSchema" xmlns:draw="urn:oasis:names:tc:opendocument:xmlns:drawing:1.0" xmlns:meta="urn:oasis:names:tc:opendocument:xmlns:meta:1.0" xmlns:text="urn:oasis:names:tc:opendocument:xmlns:text:1.0" xmlns:chart="urn:oasis:names:tc:opendocument:xmlns:chart:1.0" xmlns:svg="urn:oasis:names:tc:opendocument:xmlns:svg-compatible:1.0" xmlns:oooc="http://openoffice.org/2004/calc" xmlns:style="urn:oasis:names:tc:opendocument:xmlns:style:1.0" xmlns:dom="http://www.w3.org/2001/xml-events" xmlns:ooo="http://openoffice.org/2004/office" xmlns:table="urn:oasis:names:tc:opendocument:xmlns:table:1.0" xmlns:dc="http://purl.org/dc/elements/1.1/" xmlns:script="urn:oasis:names:tc:opendocument:xmlns:script:1.0" xmlns:xforms="http://www.w3.org/2002/xforms" office:version="1.1">
  <office:scripts/>
  <office:font-face-decls>
    <style:font-face svg:font-family="Tahoma" style:name="Tahoma1"/>
    <style:font-face style:font-pitch="variable" style:font-family-generic="roman" svg:font-family="'Times New Roman'" style:name="Times New Roman"/>
    <style:font-face style:font-pitch="variable" style:font-family-generic="swiss" svg:font-family="Arial" style:name="Arial"/>
    <style:font-face style:font-pitch="variable" style:font-family-generic="system" svg:font-family="'Lucida Sans Unicode'" style:name="Lucida Sans Unicode"/>
    <style:font-face style:font-pitch="variable" style:font-family-generic="system" svg:font-family="Tahoma" style:name="Tahoma"/>
  </office:font-face-decls>
  <office:automatic-styles/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A Simple test document</text:p>
    </office:text>
  </office:body>
</office:document-content>
</file>

<file path=styles.xml><?xml version="1.0" encoding="utf-8"?>
<office:document-styles xmlns:number="urn:oasis:names:tc:opendocument:xmlns:datastyle:1.0" xmlns:form="urn:oasis:names:tc:opendocument:xmlns:form:1.0" xmlns:math="http://www.w3.org/1998/Math/MathML" xmlns:dr3d="urn:oasis:names:tc:opendocument:xmlns:dr3d:1.0" xmlns:ooow="http://openoffice.org/2004/writer" xmlns:fo="urn:oasis:names:tc:opendocument:xmlns:xsl-fo-compatible:1.0" xmlns:office="urn:oasis:names:tc:opendocument:xmlns:office:1.0" xmlns:xlink="http://www.w3.org/1999/xlink" xmlns:draw="urn:oasis:names:tc:opendocument:xmlns:drawing:1.0" xmlns:meta="urn:oasis:names:tc:opendocument:xmlns:meta:1.0" xmlns:text="urn:oasis:names:tc:opendocument:xmlns:text:1.0" xmlns:chart="urn:oasis:names:tc:opendocument:xmlns:chart:1.0" xmlns:svg="urn:oasis:names:tc:opendocument:xmlns:svg-compatible:1.0" xmlns:oooc="http://openoffice.org/2004/calc" xmlns:style="urn:oasis:names:tc:opendocument:xmlns:style:1.0" xmlns:dom="http://www.w3.org/2001/xml-events" xmlns:ooo="http://openoffice.org/2004/office" xmlns:table="urn:oasis:names:tc:opendocument:xmlns:table:1.0" xmlns:dc="http://purl.org/dc/elements/1.1/" xmlns:script="urn:oasis:names:tc:opendocument:xmlns:script:1.0" office:version="1.1">
  <office:font-face-decls>
    <style:font-face svg:font-family="Tahoma" style:name="Tahoma1"/>
    <style:font-face style:font-pitch="variable" style:font-family-generic="roman" svg:font-family="'Times New Roman'" style:name="Times New Roman"/>
    <style:font-face style:font-pitch="variable" style:font-family-generic="swiss" svg:font-family="Arial" style:name="Arial"/>
    <style:font-face style:font-pitch="variable" style:font-family-generic="system" svg:font-family="'Lucida Sans Unicode'" style:name="Lucida Sans Unicode"/>
    <style:font-face style:font-pitch="variable" style:font-family-generic="system" svg:font-family="Tahoma" style:name="Tahoma"/>
  </office:font-face-decls>
  <office:styles>
    <style:default-style style:family="graphic">
      <style:graphic-properties style:flow-with-text="false" draw:end-line-spacing-vertical="0.283cm" draw:end-line-spacing-horizontal="0.283cm" draw:start-line-spacing-vertical="0.283cm" draw:start-line-spacing-horizontal="0.283cm" draw:shadow-offset-y="0.3cm" draw:shadow-offset-x="0.3cm"/>
      <style:paragraph-properties style:font-independent-line-spacing="false" style:writing-mode="lr-tb" style:line-break="strict" style:text-autospace="ideograph-alpha">
        <style:tab-stops/>
      </style:paragraph-properties>
      <style:text-properties style:country-complex="none" style:language-complex="zxx" style:font-size-complex="12pt" style:country-asian="none" style:language-asian="zxx" style:font-size-asian="12pt" style:letter-kerning="true" fo:country="US" fo:language="en" fo:font-size="12pt" style:use-window-font-color="true"/>
    </style:default-style>
    <style:default-style style:family="paragraph">
      <style:paragraph-properties style:writing-mode="page" style:tab-stop-distance="1.251cm" style:line-break="strict" style:punctuation-wrap="hanging" style:text-autospace="ideograph-alpha" fo:hyphenation-ladder-count="no-limit"/>
      <style:text-properties fo:hyphenation-push-char-count="2" fo:hyphenation-remain-char-count="2" fo:hyphenate="false" style:country-complex="none" style:language-complex="zxx" style:font-size-complex="12pt" style:font-name-complex="Tahoma" style:country-asian="none" style:language-asian="zxx" style:font-size-asian="12pt" style:font-name-asian="Lucida Sans Unicode" style:letter-kerning="true" fo:country="US" fo:language="en" fo:font-size="12pt" style:font-name="Times New Roman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next-style-name="Text_20_body" style:parent-style-name="Standard" style:family="paragraph" style:name="Heading">
      <style:paragraph-properties fo:keep-with-next="always" fo:margin-bottom="0.212cm" fo:margin-top="0.423cm"/>
      <style:text-properties style:font-size-complex="14pt" style:font-name-complex="Tahoma" style:font-size-asian="14pt" style:font-name-asian="Lucida Sans Unicode" fo:font-size="14pt" style:font-name="Arial"/>
    </style:style>
    <style:style style:class="text" style:parent-style-name="Standard" style:family="paragraph" style:display-name="Text body" style:name="Text_20_body">
      <style:paragraph-properties fo:margin-bottom="0.212cm" fo:margin-top="0cm"/>
    </style:style>
    <style:style style:class="list" style:parent-style-name="Text_20_body" style:family="paragraph" style:name="List">
      <style:text-properties style:font-name-complex="Tahoma1"/>
    </style:style>
    <style:style style:class="extra" style:parent-style-name="Standard" style:family="paragraph" style:name="Caption">
      <style:paragraph-properties text:line-number="0" text:number-lines="false" fo:margin-bottom="0.212cm" fo:margin-top="0.212cm"/>
      <style:text-properties style:font-style-complex="italic" style:font-size-complex="12pt" style:font-name-complex="Tahoma1" style:font-style-asian="italic" style:font-size-asian="12pt" fo:font-style="italic" fo:font-size="12pt"/>
    </style:style>
    <style:style style:class="index" style:parent-style-name="Standard" style:family="paragraph" style:name="Index">
      <style:paragraph-properties text:line-number="0" text:number-lines="false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text:start-numbering-at="document" text:footnotes-position="page" text:start-value="0" style:num-format="1" text:note-class="footnote"/>
    <text:notes-configuration text:start-value="0" style:num-format="i" text:note-class="endnote"/>
    <text:linenumbering-configuration text:increment="5" text:number-position="left" style:num-format="1" text:offset="0.499cm" text:number-lines="false"/>
  </office:styles>
  <office:automatic-styles>
    <style:page-layout style:name="pm1">
      <style:page-layout-properties style:footnote-max-height="0cm" style:writing-mode="lr-tb" fo:margin-right="2cm" fo:margin-left="2cm" fo:margin-bottom="2cm" fo:margin-top="2cm" style:print-orientation="portrait" style:num-format="1" fo:page-height="29.699cm" fo:page-width="20.999cm">
        <style:footnote-sep style:color="#000000" style:rel-width="25%" style:adjustment="left" style:distance-after-sep="0.101cm" style:distance-before-sep="0.101cm" style:width="0.018cm"/>
      </style:page-layout-properties>
      <style:header-style/>
      <style:footer-style/>
    </style:page-layout>
  </office:automatic-styles>
  <office:master-styles>
    <style:master-page style:page-layout-name="pm1" style:name="Standard"/>
  </office:master-styles>
</office:document-styles>
</file>

<file path=meta.xml><?xml version="1.0" encoding="utf-8"?>
<office:document-meta xmlns:xlink="http://www.w3.org/1999/xlink" xmlns:dc="http://purl.org/dc/elements/1.1/" xmlns:office="urn:oasis:names:tc:opendocument:xmlns:office:1.0" xmlns:ooo="http://openoffice.org/2004/office" xmlns:meta="urn:oasis:names:tc:opendocument:xmlns:meta:1.0" xmlns:text="http://openoffice.org/2000/text" office:version="1.1">
  <office:meta>
    <meta:generator>OpenOffice.org/2.4$Win32 OpenOffice.org_project/680m17$Build-9310</meta:generator>
    <meta:creation-date>2008-07-31T19:08:12</meta:creation-date>
    <dc:date>2008-08-04T12:19:50</dc:date>
    <meta:editing-cycles>1</meta:editing-cycles>
    <meta:editing-duration>P3DT17H11M55S</meta:editing-duration>
    <meta:user-defined meta:name="Info 1"/>
    <meta:user-defined meta:name="Info 2"/>
    <meta:user-defined meta:name="Info 3"/>
    <meta:user-defined meta:name="Info 4"/>
    <meta:document-statistic meta:character-count="22" meta:word-count="4" meta:paragraph-count="1" meta:page-count="1" meta:object-count="0" meta:image-count="0" meta:table-count="0"/>
  </office:meta>
</office:document-meta>
</file>